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83d7" officeooo:paragraph-rsid="001c83d7"/>
    </style:style>
    <style:style style:name="P2" style:family="paragraph" style:parent-style-name="Standard">
      <style:paragraph-properties fo:line-height="150%"/>
      <style:text-properties officeooo:paragraph-rsid="001d2ac7"/>
    </style:style>
    <style:style style:name="P3" style:family="paragraph" style:parent-style-name="Standard">
      <style:paragraph-properties fo:line-height="150%"/>
      <style:text-properties officeooo:paragraph-rsid="0027cd7d"/>
    </style:style>
    <style:style style:name="P4" style:family="paragraph" style:parent-style-name="Standard">
      <style:paragraph-properties fo:line-height="150%"/>
      <style:text-properties officeooo:paragraph-rsid="00384c0d"/>
    </style:style>
    <style:style style:name="P5" style:family="paragraph" style:parent-style-name="Standard">
      <style:paragraph-properties fo:line-height="150%"/>
      <style:text-properties officeooo:rsid="002d4e82" officeooo:paragraph-rsid="002d4e82"/>
    </style:style>
    <style:style style:name="P6" style:family="paragraph" style:parent-style-name="Standard">
      <style:paragraph-properties fo:line-height="150%"/>
      <style:text-properties officeooo:rsid="0027cd7d" officeooo:paragraph-rsid="003387aa"/>
    </style:style>
    <style:style style:name="P7" style:family="paragraph" style:parent-style-name="Standard">
      <style:paragraph-properties fo:line-height="150%"/>
      <style:text-properties officeooo:rsid="00139fbd" officeooo:paragraph-rsid="0037f913"/>
    </style:style>
    <style:style style:name="P8" style:family="paragraph" style:parent-style-name="Standard">
      <style:paragraph-properties fo:line-height="150%"/>
      <style:text-properties officeooo:rsid="001433b6" officeooo:paragraph-rsid="0037f913"/>
    </style:style>
    <style:style style:name="T1" style:family="text">
      <style:text-properties officeooo:rsid="00241bdb"/>
    </style:style>
    <style:style style:name="T2" style:family="text">
      <style:text-properties officeooo:rsid="00267c7d"/>
    </style:style>
    <style:style style:name="T3" style:family="text">
      <style:text-properties officeooo:rsid="00293183"/>
    </style:style>
    <style:style style:name="T4" style:family="text">
      <style:text-properties officeooo:rsid="002d4e82"/>
    </style:style>
    <style:style style:name="T5" style:family="text">
      <style:text-properties officeooo:rsid="003188ad"/>
    </style:style>
    <style:style style:name="T6" style:family="text">
      <style:text-properties officeooo:rsid="003387aa"/>
    </style:style>
    <style:style style:name="T7" style:family="text">
      <style:text-properties officeooo:rsid="00356aff"/>
    </style:style>
    <style:style style:name="T8" style:family="text">
      <style:text-properties officeooo:rsid="0036f7b9"/>
    </style:style>
    <style:style style:name="T9" style:family="text">
      <style:text-properties officeooo:rsid="0037f913"/>
    </style:style>
    <style:style style:name="T10" style:family="text">
      <style:text-properties officeooo:rsid="001433b6"/>
    </style:style>
    <style:style style:name="T11" style:family="text">
      <style:text-properties officeooo:rsid="001b1634"/>
    </style:style>
    <style:style style:name="T12" style:family="text">
      <style:text-properties officeooo:rsid="0039ed09"/>
    </style:style>
    <style:style style:name="T13" style:family="text">
      <style:text-properties officeooo:rsid="003b5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t Puzzles</text:p>
      <text:p text:style-name="P1"/>
      <text:p text:style-name="P2"><text:span text:style-name="T4">T</text:span>here are <text:span text:style-name="T6">three</text:span> p<text:span text:style-name="T1">layer</text:span>s <text:span text:style-name="T9">called</text:span> A, B <text:span text:style-name="T3">and </text:span>C. <text:span text:style-name="T6">Each player is capable of making logical deductions.</text:span></text:p>
      <text:p text:style-name="P4"><text:span text:style-name="T2">I place a hat on the head of each player. I have three silver coloured hats and two gold coloured hats to choose from. </text:span>No p<text:span text:style-name="T1">layer</text:span> can see their <text:span text:style-name="T8">own </text:span>hat. <text:span text:style-name="T6">Each player tries to deduce the colour of their own hat. If a player can deduce the colour of their own hat then they shout.</text:span></text:p>
      <text:p text:style-name="P2"><text:span text:style-name="T9">T</text:span>he p<text:span text:style-name="T1">layer</text:span>s stand in a queue.</text:p>
      <text:p text:style-name="P2">A <text:span text:style-name="T13">(at the back of the queue)</text:span> can see <text:span text:style-name="T5">B’s hat and C’s hat</text:span></text:p>
      <text:p text:style-name="P2">B <text:span text:style-name="T13">(in the middle of the queue)</text:span> can see <text:span text:style-name="T5">C</text:span>’s hat</text:p>
      <text:p text:style-name="P2">C <text:span text:style-name="T13">(at the front of the queue)</text:span> can see <text:span text:style-name="T5">no</text:span> hat<text:span text:style-name="T5">s</text:span></text:p>
      <text:p text:style-name="P6">Who can deduce the colour of their <text:span text:style-name="T8">own </text:span>hat <text:span text:style-name="T12">in these examples</text:span>?</text:p>
      <text:p text:style-name="P6"/>
      <text:p text:style-name="P3">a) <text:s/>A <text:span text:style-name="T7">has a silver hat</text:span><text:tab/><text:tab/>B <text:span text:style-name="T7">has a gold hat</text:span><text:tab/><text:tab/>C <text:span text:style-name="T7">has a gold hat</text:span></text:p>
      <text:p text:style-name="P3">b) A <text:span text:style-name="T7">has a silver hat</text:span><text:tab/><text:tab/>B <text:span text:style-name="T7">has a silver hat</text:span><text:tab/><text:tab/>C <text:span text:style-name="T7">has a gold hat</text:span></text:p>
      <text:p text:style-name="P3">c) A <text:span text:style-name="T7">has a </text:span>silver <text:span text:style-name="T7">hat</text:span><text:tab/><text:tab/>B <text:span text:style-name="T7">has a </text:span>silver <text:span text:style-name="T7">hat</text:span><text:tab/><text:tab/>C <text:span text:style-name="T7">has a </text:span>silver <text:span text:style-name="T7">hat</text:span></text:p>
      <text:p text:style-name="P5"/>
      <text:p text:style-name="P5">SOLUTIONS</text:p>
      <text:p text:style-name="P7">a) <text:span text:style-name="T10">A</text:span> thinks:</text:p>
      <text:p text:style-name="P7">I can see two gold hats. So my hat must be silver.</text:p>
      <text:p text:style-name="P8">b) B thinks:</text:p>
      <text:p text:style-name="P8">If my hat is gold then A can deduce her hat is silver (see <text:span text:style-name="T11">previous example</text:span>). So if A does not shout then my hat is silver.</text:p>
      <text:p text:style-name="P8">c) C thinks:</text:p>
      <text:p text:style-name="P8">If my hat is gold then B can deduce his hat is silver (see previous example). So if B does not shout then my hat is silv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7:53:34.038000000</meta:creation-date>
    <dc:date>2022-09-23T10:12:46.443000000</dc:date>
    <meta:editing-duration>PT1H23M1S</meta:editing-duration>
    <meta:editing-cycles>29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8" meta:word-count="253" meta:character-count="1138" meta:non-whitespace-character-count="896"/>
  </office:meta>
</office:document-meta>
</file>